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9cm" fo:min-width="4.323cm"/>
    </style:style>
    <style:style style:name="gr2" style:family="graphic" style:parent-style-name="standard">
      <style:graphic-properties draw:textarea-horizontal-align="justify" draw:textarea-vertical-align="middle" draw:auto-grow-height="false" fo:min-height="1.783cm" fo:min-width="3.4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6.739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3.925cm"/>
    </style:style>
    <style:style style:name="gr6" style:family="graphic" style:parent-style-name="standard">
      <style:graphic-properties draw:textarea-horizontal-align="justify" draw:textarea-vertical-align="middle" draw:auto-grow-height="false" fo:min-height="2.227cm" fo:min-width="3.692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text">
      <style:graphic-properties draw:stroke="none" svg:stroke-color="#000000" draw:fill="none" draw:fill-color="#ffffff" fo:min-height="0.766cm"/>
    </style:style>
    <style:style style:name="gr9" style:family="graphic" style:parent-style-name="text">
      <style:graphic-properties draw:stroke="none" svg:stroke-color="#000000" draw:fill="none" draw:fill-color="#ffffff" fo:min-height="0.9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651cm" svg:x="7.985cm" svg:y="1cm">
          <text:p text:style-name="P1">Inicio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5.207cm" svg:height="1.651cm" svg:x="7.731cm" svg:y="27.162cm">
          <text:p text:style-name="P1">F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477cm" svg:height="2.032cm" svg:x="7.477cm" svg:y="4.048cm">
          <text:p text:style-name="P1">nCentr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6.477cm" svg:height="2.032cm" svg:x="7.223cm" svg:y="7.604cm">
          <text:p text:style-name="P1">nEstac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4" draw:id="id4" draw:layer="layout" svg:width="6.477cm" svg:height="2.032cm" svg:x="7.096cm" svg:y="10.779cm">
          <text:p text:style-name="P1">nResidenci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0.652cm" svg:y1="2.651cm" svg:x2="10.779cm" svg:y2="3.921cm">
          <text:p/>
        </draw:line>
        <draw:line draw:style-name="gr3" draw:text-style-name="P2" draw:layer="layout" svg:x1="10.779cm" svg:y1="5.953cm" svg:x2="10.525cm" svg:y2="7.731cm">
          <text:p/>
        </draw:line>
        <draw:line draw:style-name="gr3" draw:text-style-name="P2" draw:layer="layout" svg:x1="10.525cm" svg:y1="9.636cm" svg:x2="10.271cm" svg:y2="10.779cm">
          <text:p/>
        </draw:line>
        <draw:custom-shape draw:style-name="gr4" draw:text-style-name="P1" xml:id="id3" draw:id="id3" draw:layer="layout" svg:width="7.239cm" svg:height="1.651cm" svg:x="12.761cm" svg:y="19.542cm">
          <text:p text:style-name="P1">Message peligro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6.731cm" svg:height="2.159cm" svg:x="7.096cm" svg:y="23.606cm">
          <text:p text:style-name="P1">Output pantall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5" draw:id="id5" draw:layer="layout" svg:width="8.382cm" svg:height="4.953cm" svg:x="6.461cm" svg:y="14.5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3" draw:layer="layout" svg:width="6.59cm" svg:height="0.963cm" svg:x="7.237cm" svg:y="16.42cm">
          <draw:text-box>
            <text:p>formula/calculaciones</text:p>
          </draw:text-box>
        </draw:frame>
        <draw:connector draw:style-name="gr3" draw:text-style-name="P2" draw:layer="layout" draw:type="lines" svg:x1="10.462cm" svg:y1="25.765cm" svg:x2="10.334cm" svg:y2="27.162cm" draw:start-shape="id1" draw:start-glue-point="6" draw:end-shape="id2" draw:end-glue-point="0" svg:d="M10462 25765v501l-128 394v502" svg:viewBox="0 0 129 1398">
          <text:p/>
        </draw:connector>
        <draw:connector draw:style-name="gr3" draw:text-style-name="P2" draw:layer="layout" draw:type="lines" svg:x1="16.38cm" svg:y1="21.193cm" svg:x2="10.462cm" svg:y2="23.606cm" draw:start-shape="id3" draw:start-glue-point="2" draw:end-shape="id1" draw:end-glue-point="4" svg:d="M16380 21193v500l-5918 1411v502" svg:viewBox="0 0 5919 2414">
          <text:p/>
        </draw:connector>
        <draw:connector draw:style-name="gr3" draw:text-style-name="P2" draw:layer="layout" draw:type="lines" svg:x1="10.335cm" svg:y1="12.811cm" svg:x2="10.652cm" svg:y2="14.589cm" draw:start-shape="id4" draw:start-glue-point="8" draw:end-shape="id5" draw:end-glue-point="4" svg:d="M10335 12811v502l317 774v502" svg:viewBox="0 0 318 1779">
          <text:p/>
        </draw:connector>
        <draw:connector draw:style-name="gr3" draw:text-style-name="P2" draw:layer="layout" draw:type="lines" svg:x1="14.843cm" svg:y1="17.066cm" svg:x2="16.38cm" svg:y2="19.542cm" draw:start-shape="id5" draw:start-glue-point="7" draw:end-shape="id3" draw:end-glue-point="0" svg:d="M14843 17066h502l1035 1974v502" svg:viewBox="0 0 1538 2477">
          <text:p/>
        </draw:connector>
        <draw:custom-shape draw:style-name="gr4" draw:text-style-name="P1" xml:id="id6" draw:id="id6" draw:layer="layout" svg:width="7.239cm" svg:height="1.651cm" svg:x="0.873cm" svg:y="19.669cm">
          <text:p text:style-name="P1">Message seguro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6.461cm" svg:y1="17.066cm" svg:x2="4.492cm" svg:y2="19.669cm" draw:start-shape="id5" draw:start-glue-point="5" draw:end-shape="id6" draw:end-glue-point="0" svg:d="M6461 17066h-501l-1468 2101v502" svg:viewBox="0 0 1970 2604">
          <text:p/>
        </draw:connector>
        <draw:frame draw:style-name="gr8" draw:text-style-name="P4" draw:layer="layout" svg:width="1.778cm" svg:height="1.016cm" svg:x="3.54cm" svg:y="17.637cm">
          <draw:text-box>
            <text:p>Si</text:p>
          </draw:text-box>
        </draw:frame>
        <draw:frame draw:style-name="gr9" draw:text-style-name="P4" draw:layer="layout" svg:width="1.651cm" svg:height="1.165cm" svg:x="16.367cm" svg:y="18.145cm">
          <draw:text-box>
            <text:p>No</text:p>
          </draw:text-box>
        </draw:frame>
        <draw:connector draw:style-name="gr3" draw:text-style-name="P2" draw:layer="layout" draw:type="lines" svg:x1="4.492cm" svg:y1="21.32cm" svg:x2="10.462cm" svg:y2="23.606cm" draw:start-shape="id6" draw:start-glue-point="2" draw:end-shape="id1" draw:end-glue-point="4" svg:d="M4492 21320v500l5970 1284v502" svg:viewBox="0 0 5971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9T12:44:21.351334684</meta:creation-date>
    <dc:date>2021-11-05T12:16:22.918390183</dc:date>
    <meta:editing-duration>PT4M3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